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T1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rabajo Final Integrador </text:h>
      <text:p text:style-name="Text_20_body"/>
      <text:h text:style-name="Heading_20_2" text:outline-level="2">Cómputo colaborativo</text:h>
      <text:p text:style-name="Text_20_body"/>
      <text:p text:style-name="Text_20_body"><text:span text:style-name="T1">Volunteer computing</text:span> is a type of <text:a xlink:type="simple" xlink:href="http://en.wikipedia.org/wiki/Distributed_computing">distributed computing</text:a> in which computer owners donate their computing resources (such as processing power and storage) to one or more "projects".</text:p>
      <text:p text:style-name="Text_20_body">La “Computación voluntaria” permite a las personas donar el uso de sus PC a proyectos científicos. Algunos ejemplos incluyen GIMPS, Distributed.net, Seti@home y Folding@home. Hoy, la computación voluntaria está siendo usada en Biología, estudio del Clima, análisis de epidemias, física y mucho más y la mayoría de estos proyectos usan el software  BOINC.</text:p>
      <text:p text:style-name="Text_20_body"/>
      <text:p text:style-name="Text_20_body">TODO: agregar lo de la intro</text:p>
      <text:h text:style-name="Heading_20_3" text:outline-level="3">Historia</text:h>
      <text:p text:style-name="Text_20_body">El primer proyecto de cómputo voluntario comenzó en el año 1995 y fue <text:a xlink:type="simple" xlink:href="http://www.spiritus-temporis.com/great-internet-mersenne-prime-search/">The Great Internet Mersenne Prime Search</text:a>, un proyecto cuyo objetivo es encontrar números primos.</text:p>
      <text:p text:style-name="Text_20_body">El segundo fue <text:a xlink:type="simple" xlink:href="http://www.spiritus-temporis.com/distributed.net/">distributed.net</text:a> un proyecto que se enfoco en el área de la criptografía. Luego otros proyectos fueron apareciendo, entre ellos se destaca Bayanihan un sistema basado en Java.</text:p>
      <text:p text:style-name="Text_20_body">El térmio computación voluntaria fue acuñado por <text:s/>Luis F. G. Sarmenta, el desarrollador de Bayanihan, para referirse a todo tipo de computación distribuida en el que voluntarios donan recursos computacionales para alcanzar los objetivos de un proyecto.</text:p>
      <text:p text:style-name="Text_20_body">En 1999 fueron lanzados dos proyectos muy populares, <text:a xlink:type="simple" xlink:href="http://en.wikipedia.org/wiki/SETI@home">SETI@home</text:a> y <text:a xlink:type="simple" xlink:href="http://en.wikipedia.org/wiki/Folding@home">Folding@home</text:a>. El primero es un proyecto con el ambicioso objetivo de encotrar inteligencia extraterrestre como sus silgas lo indican <text:a xlink:type="simple" xlink:href="http://en.wikipedia.org/wiki/SETI">Search for Extra-Terrestrial Intelligence</text:a>. El segundo es un proyecto diseñado para realizar simulaciones <text:s/>de gran complejidad.</text:p>
      <text:h text:style-name="Heading_20_3" text:outline-level="3">Relevar tecnologias y frameworks</text:h>
      <text:list xml:id="list1830623752" text:style-name="L1">
        <text:list-item>
          <text:p text:style-name="P1">The <text:a xlink:type="simple" xlink:href="http://en.wikipedia.org/wiki/Berkeley_Open_Infrastructure_for_Network_Computing">Berkeley Open Infrastructure for Network Computing</text:a> (BOINC). BOINC is the most widely-used middleware system. It is open source (LGPL) and is developed by an NSF-funded research project located at the UC Berkeley <text:a xlink:type="simple" xlink:href="http://en.wikipedia.org/wiki/Space_Sciences_Laboratory">Space Sciences Laboratory</text:a>. It offers client software for Windows, Mac OS X, Linux, and other Unix variants. </text:p>
        </text:list-item>
        <text:list-item>
          <text:p text:style-name="P1">XtremWeb is used primarily as a research tool. It is developed by a group based at the University of Paris - South. </text:p>
        </text:list-item>
        <text:list-item>
          <text:p text:style-name="P1"><text:a xlink:type="simple" xlink:href="http://en.wikipedia.org/wiki/Xgrid">Xgrid</text:a> is developed by <text:a xlink:type="simple" xlink:href="http://en.wikipedia.org/wiki/Apple_Inc.">Apple</text:a>. Its client and server components run only on Mac OS X. </text:p>
        </text:list-item>
        <text:list-item>
          <text:p text:style-name="P1"><text:a xlink:type="simple" xlink:href="http://en.wikipedia.org/wiki/Grid_MP">Grid MP</text:a> is a commercial middleware platform developed by <text:a xlink:type="simple" xlink:href="http://en.wikipedia.org/wiki/United_Devices">United Devices</text:a> and has been used in volunteer computing projects including <text:a xlink:type="simple" xlink:href="http://en.wikipedia.org/wiki/Grid.org">grid.org</text:a>, <text:a xlink:type="simple" xlink:href="http://en.wikipedia.org/wiki/World_Community_Grid">World Community Grid</text:a>, <text:a xlink:type="simple" xlink:href="http://en.wikipedia.org/wiki/Cell_Computing">Cell Computing</text:a>, and <text:a xlink:type="simple" xlink:href="http://en.wikipedia.org/w/index.php?title=Hikari_Grid&amp;action=edit&amp;redlink=1">Hikari Grid</text:a>. </text:p>
        </text:list-item>
      </text:list>
      <text:p text:style-name="Text_20_body"/>
      <text:p text:style-name="Text_20_body"><text:soft-page-break/>Hacer un apartado por cada uno de los de arriba … donde se describa arquitectura librerias y frameworks que use </text:p>
      <text:p text:style-name="Text_20_body">BOINC </text:p>
      <text:h text:style-name="Heading_20_3" text:outline-level="3">Proyectos que estén utilizando esta metodología actualmente</text:h>
      <text:h text:style-name="Heading_20_3" text:outline-level="3"/>
      <text:h text:style-name="Heading_20_3" text:outline-level="3">Revisar las fortalezas y debilidades de estos sistemas </text:h>
      <text:h text:style-name="Heading_20_3" text:outline-level="3"/>
      <text:h text:style-name="Heading_20_3" text:outline-level="3">Proponer mejoras (Seguridad, arquitectura, … )</text:h>
      <text:h text:style-name="Heading_20_3" text:outline-level="3"/>
      <text:h text:style-name="Heading_20_3" text:outline-level="3">Analizar la posiblilidad de hacerlo rentado</text:h>
      <text:p text:style-name="Text_20_body"/>
      <text:p text:style-name="Text_20_body"/>
      <text:p text:style-name="Text_20_body"/>
      <text:p text:style-name="Text_20_body"/>
      <text:p text:style-name="Text_20_body">Proponer una arquitectura de software que posibilite hacer computo voluntario teniendo en cuenta:</text:p>
      <text:list xml:id="list135160299" text:style-name="L2">
        <text:list-item>
          <text:list>
            <text:list-item>
              <text:p text:style-name="P2">Seguridad. </text:p>
              <text:list>
                <text:list-item>
                  <text:p text:style-name="P2">Evitar que se adulteren resultados.</text:p>
                </text:list-item>
                <text:list-item>
                  <text:p text:style-name="P2">Autenticación de usuarios.</text:p>
                </text:list-item>
              </text:list>
            </text:list-item>
            <text:list-item>
              <text:p text:style-name="P2">Descubrimiento de usuarios y caracterización de los mismos.</text:p>
            </text:list-item>
            <text:list-item>
              <text:p text:style-name="P2">Distribución de trabajo.</text:p>
            </text:list-item>
            <text:list-item>
              <text:p text:style-name="P2">Retribución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25T02:03:59</meta:creation-date>
    <meta:editing-duration>PT03H31M03S</meta:editing-duration>
    <meta:editing-cycles>8</meta:editing-cycles>
    <meta:generator>OpenOffice.org/3.2$Linux OpenOffice.org_project/320m12$Build-9483</meta:generator>
    <meta:initial-creator>javier jorge</meta:initial-creator>
    <dc:date>2010-09-08T01:09:19</dc:date>
    <dc:creator>javier jorge</dc:creator>
    <meta:document-statistic meta:table-count="0" meta:image-count="0" meta:object-count="0" meta:page-count="2" meta:paragraph-count="28" meta:word-count="445" meta:character-count="2898"/>
  </office:meta>
</office:document-meta>
</file>